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3000001C1876A52EF122CDD57.png" manifest:media-type="image/png"/>
  <manifest:file-entry manifest:full-path="Pictures/100000010000039B000000EAB4749849C73E1FA5.png" manifest:media-type="image/png"/>
  <manifest:file-entry manifest:full-path="Pictures/1000000100000290000001ED936C5CE7E68E2D4E.png" manifest:media-type="image/png"/>
  <manifest:file-entry manifest:full-path="Pictures/1000000100000283000001B7FFEAF67594E8BDEC.png" manifest:media-type="image/png"/>
  <manifest:file-entry manifest:full-path="Pictures/10000001000002E9000001E584E4BCC7AEAC2F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39d1" officeooo:paragraph-rsid="001a39d1"/>
    </style:style>
    <style:style style:name="P2" style:family="paragraph" style:parent-style-name="Standard">
      <style:paragraph-properties fo:text-align="center" style:justify-single-word="false"/>
      <style:text-properties fo:font-size="22pt" officeooo:rsid="001a39d1" officeooo:paragraph-rsid="001a39d1" style:font-size-asian="22pt" style:font-size-complex="2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Grub2</text:p>
      <text:p text:style-name="P2"/>
      <text:p text:style-name="P1"><draw:frame draw:style-name="fr2" draw:name="Imaxe3" text:anchor-type="char" svg:width="17cm" svg:height="4.309cm" draw:z-index="0"><draw:image xlink:href="Pictures/100000010000039B000000EAB4749849C73E1FA5.png" xlink:type="simple" xlink:show="embed" xlink:actuate="onLoad" draw:mime-type="image/png"/></draw:frame></text:p>
      <text:p text:style-name="P1"/>
      <text:p text:style-name="P1"><draw:frame draw:style-name="fr2" draw:name="Imaxe2" text:anchor-type="char" svg:width="17cm" svg:height="11.605cm" draw:z-index="2"><draw:image xlink:href="Pictures/1000000100000283000001B7FFEAF67594E8BD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xe5" text:anchor-type="char" svg:width="17cm" svg:height="11.067cm" draw:z-index="4"><draw:image xlink:href="Pictures/10000001000002E9000001E584E4BCC7AEAC2F6E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xe1" text:anchor-type="char" svg:width="17cm" svg:height="11.871cm" draw:z-index="1"><draw:image xlink:href="Pictures/1000000100000283000001C1876A52EF122CDD57.png" xlink:type="simple" xlink:show="embed" xlink:actuate="onLoad" draw:mime-type="image/png"/></draw:frame><draw:frame draw:style-name="fr2" draw:name="Imaxe4" text:anchor-type="char" svg:width="17cm" svg:height="12.776cm" draw:z-index="3"><draw:image xlink:href="Pictures/1000000100000290000001ED936C5CE7E68E2D4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0T12:31:00.775000000</meta:creation-date>
    <dc:date>2023-11-13T12:31:29.787000000</dc:date>
    <meta:editing-duration>PT22M5S</meta:editing-duration>
    <meta:editing-cycles>5</meta:editing-cycles>
    <meta:generator>LibreOffice/7.3.4.2$Windows_X86_64 LibreOffice_project/728fec16bd5f605073805c3c9e7c4212a0120dc5</meta:generator>
    <meta:document-statistic meta:table-count="0" meta:image-count="5" meta:object-count="0" meta:page-count="3" meta:paragraph-count="1" meta:word-count="2" meta:character-count="11" meta:non-whitespace-character-count="10"/>
  </office:meta>
</office:document-meta>
</file>